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Helvetica Neue" svg:font-family="'Helvetica Neue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75in" fo:margin-left="0.0785in" fo:margin-top="0in" fo:margin-bottom="0in" table:align="left" style:writing-mode="lr-tb"/>
    </style:style>
    <style:style style:name="Table1.A" style:family="table-column">
      <style:table-column-properties style:column-width="2.125in"/>
    </style:style>
    <style:style style:name="Table1.1" style:family="table-row">
      <style:table-row-properties style:min-row-height="0.1674in" fo:keep-together="auto"/>
    </style:style>
    <style:style style:name="Table1.A1" style:family="table-cell">
      <style:table-cell-properties fo:background-color="transparent" fo:padding="0.0556in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language="pl" fo:country="PL" style:letter-kerning="false" style:font-name-asian="Arial Unicode MS" style:language-asian="pl" style:country-asian="PL" style:language-complex="ar" style:country-complex="SA" loext:padding="0in" loext:border="none" loext:shadow="none"/>
    </style:style>
    <style:style style:name="P2" style:family="paragraph" style:parent-style-name="Contents_20_1">
      <style:text-properties style:font-name-asian="Arial Unicode MS" style:font-name-complex="Arial Unicode MS"/>
    </style:style>
    <style:style style:name="P3" style:family="paragraph" style:parent-style-name="Standard">
      <style:paragraph-properties fo:line-height="0.139in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2075in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1264in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1283in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2571in"/>
      <style:text-properties fo:font-size="12pt" style:font-size-asian="12pt" style:font-size-complex="12pt"/>
    </style:style>
    <style:style style:name="P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language="nl" fo:country="NL" style:letter-kerning="false" style:font-name-asian="Arial Unicode MS" style:language-asian="pl" style:country-asian="PL" style:language-complex="ar" style:country-complex="SA" loext:padding="0in" loext:border="none" loext:shadow="none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language="en" fo:country="US" style:letter-kerning="false" style:font-name-asian="Arial Unicode MS" style:language-asian="pl" style:country-asian="PL" style:language-complex="ar" style:country-complex="SA" loext:padding="0in" loext:border="none" loext:shadow="none"/>
    </style:style>
    <style:style style:name="P12" style:family="paragraph" style:parent-style-name="Standard" style:master-page-name="Converted1">
      <style:paragraph-properties style:page-number="auto"/>
    </style:style>
    <style:style style:name="P13" style:family="paragraph" style:parent-style-name="Standard">
      <style:paragraph-properties fo:line-height="0.139in"/>
      <style:text-properties fo:font-size="10pt" style:font-size-asian="10pt" style:font-size-complex="10pt"/>
    </style:style>
    <style:style style:name="P14" style:family="paragraph" style:parent-style-name="Standard">
      <style:paragraph-properties fo:line-height="0.1917in"/>
      <style:text-properties fo:font-size="10pt" style:font-size-asian="10pt" style:font-size-complex="10pt"/>
    </style:style>
    <style:style style:name="P15" style:family="paragraph" style:parent-style-name="Standard">
      <style:paragraph-properties fo:line-height="0.1929in"/>
      <style:text-properties fo:font-size="10pt" style:font-size-asian="10pt" style:font-size-complex="10pt"/>
    </style:style>
    <style:style style:name="P16" style:family="paragraph" style:parent-style-name="Standard">
      <style:paragraph-properties fo:line-height="0.0236in"/>
      <style:text-properties fo:font-size="10pt" style:font-size-asian="10pt" style:font-size-complex="10pt"/>
    </style:style>
    <style:style style:name="P17" style:family="paragraph" style:parent-style-name="Standard">
      <style:paragraph-properties fo:line-height="0.1874in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1835in"/>
      <style:text-properties fo:font-size="10pt" style:font-size-asian="10pt" style:font-size-complex="10pt"/>
    </style:style>
    <style:style style:name="P19" style:family="paragraph" style:parent-style-name="Standard">
      <style:paragraph-properties fo:line-height="0.2425in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2161in"/>
      <style:text-properties fo:font-size="10pt" style:font-size-asian="10pt" style:font-size-complex="10pt"/>
    </style:style>
    <style:style style:name="P21" style:family="paragraph" style:parent-style-name="Standard">
      <style:paragraph-properties fo:line-height="0.0181in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0252in"/>
      <style:text-properties fo:font-size="10pt" officeooo:rsid="00069f41" officeooo:paragraph-rsid="00069f41" style:font-size-asian="10pt" style:font-size-complex="10pt"/>
    </style:style>
    <style:style style:name="P23" style:family="paragraph" style:parent-style-name="Standard">
      <style:paragraph-properties fo:margin-right="0.5in" fo:line-height="105%"/>
      <style:text-properties fo:font-size="10pt" officeooo:rsid="00069f41" officeooo:paragraph-rsid="00069f41" style:font-size-asian="10pt" style:font-size-complex="10pt"/>
    </style:style>
    <style:style style:name="P24" style:family="paragraph" style:parent-style-name="Standard">
      <style:paragraph-properties fo:line-height="0.139in"/>
      <style:text-properties fo:font-size="10pt" officeooo:rsid="0006fa4e" officeooo:paragraph-rsid="0006fa4e" style:font-size-asian="10pt" style:font-size-complex="10pt"/>
    </style:style>
    <style:style style:name="P25" style:family="paragraph" style:parent-style-name="Standard">
      <style:paragraph-properties fo:line-height="0.1882in"/>
      <style:text-properties fo:font-size="10pt" officeooo:rsid="00073ced" officeooo:paragraph-rsid="00073ced" style:font-size-asian="10pt" style:font-size-complex="10pt"/>
    </style:style>
    <style:style style:name="P26" style:family="paragraph" style:parent-style-name="Standard">
      <style:paragraph-properties fo:line-height="0.139in"/>
      <style:text-properties fo:font-size="10pt" officeooo:rsid="0008643e" officeooo:paragraph-rsid="0008643e" style:font-size-asian="10pt" style:font-size-complex="10pt"/>
    </style:style>
    <style:style style:name="P27" style:family="paragraph" style:parent-style-name="Standard">
      <style:paragraph-properties fo:line-height="0.139in"/>
      <style:text-properties fo:font-size="10pt" fo:font-style="normal" officeooo:rsid="0008643e" officeooo:paragraph-rsid="0008643e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line-height="0.1693in"/>
    </style:style>
    <style:style style:name="P29" style:family="paragraph" style:parent-style-name="Standard" style:master-page-name="Converted2">
      <style:paragraph-properties style:page-number="auto"/>
    </style:style>
    <style:style style:name="P30" style:family="paragraph" style:parent-style-name="Standard">
      <style:paragraph-properties fo:margin-right="0.1665in" fo:line-height="105%"/>
      <style:text-properties officeooo:paragraph-rsid="0006fa4e"/>
    </style:style>
    <style:style style:name="P31" style:family="paragraph" style:parent-style-name="Standard">
      <style:paragraph-properties fo:margin-right="0.1665in" fo:line-height="105%" fo:text-align="start" style:justify-single-word="false"/>
      <style:text-properties officeooo:paragraph-rsid="0006fa4e"/>
    </style:style>
    <style:style style:name="P32" style:family="paragraph" style:parent-style-name="Standard">
      <style:paragraph-properties fo:margin-right="0.139in" fo:line-height="98%"/>
      <style:text-properties officeooo:paragraph-rsid="00069f41"/>
    </style:style>
    <style:style style:name="P33" style:family="paragraph" style:parent-style-name="Standard">
      <style:paragraph-properties fo:text-align="center" style:justify-single-word="false"/>
      <style:text-properties officeooo:rsid="00069f41" officeooo:paragraph-rsid="00069f41"/>
    </style:style>
    <style:style style:name="P34" style:family="paragraph" style:parent-style-name="Standard">
      <style:paragraph-properties fo:line-height="0.139in"/>
      <style:text-properties officeooo:paragraph-rsid="0008643e"/>
    </style:style>
    <style:style style:name="P35" style:family="paragraph" style:parent-style-name="Standard">
      <style:paragraph-properties fo:margin-right="0.1665in" fo:line-height="105%"/>
      <style:text-properties fo:font-weight="normal" officeooo:rsid="0006fa4e" officeooo:paragraph-rsid="0006fa4e" style:font-weight-asian="normal" style:font-weight-complex="normal"/>
    </style:style>
    <style:style style:name="P36" style:family="paragraph" style:parent-style-name="Standard">
      <style:text-properties fo:font-weight="normal" officeooo:rsid="0008643e" officeooo:paragraph-rsid="0008643e" style:font-weight-asian="normal" style:font-weight-complex="normal"/>
    </style:style>
    <style:style style:name="P37" style:family="paragraph" style:parent-style-name="Standard">
      <style:paragraph-properties fo:margin-right="0.1665in" fo:line-height="105%"/>
      <style:text-properties fo:font-style="italic" fo:font-weight="normal" officeooo:rsid="0006fa4e" officeooo:paragraph-rsid="0006fa4e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margin-right="0.1665in" fo:line-height="105%" fo:text-align="start" style:justify-single-word="false"/>
      <style:text-properties fo:font-style="italic" fo:font-weight="normal" officeooo:rsid="0006fa4e" officeooo:paragraph-rsid="0006fa4e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line-height="0.1882in"/>
      <style:text-properties officeooo:paragraph-rsid="00073ced"/>
    </style:style>
    <style:style style:name="P40" style:family="paragraph" style:parent-style-name="Standard">
      <style:paragraph-properties fo:line-height="0.1882in"/>
      <style:text-properties officeooo:rsid="00073ced" officeooo:paragraph-rsid="00073ced"/>
    </style:style>
    <style:style style:name="P41" style:family="paragraph" style:parent-style-name="Standard">
      <style:paragraph-properties fo:line-height="0.0252in"/>
    </style:style>
    <style:style style:name="P42" style:family="paragraph" style:parent-style-name="Standard">
      <style:paragraph-properties fo:line-height="0.0236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fo:font-weight="bold" officeooo:rsid="00069f41" style:font-size-asian="10pt" style:font-weight-asian="bold" style:font-size-complex="10pt" style:font-weight-complex="bold"/>
    </style:style>
    <style:style style:name="T6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style:font-name="Arial" fo:font-size="10pt" fo:language="pt" fo:country="PT" fo:font-weight="bold" officeooo:rsid="00069f41" style:font-size-asian="10pt" style:font-weight-asian="bold" style:font-size-complex="10pt" style:font-weight-complex="bold"/>
    </style:style>
    <style:style style:name="T8" style:family="text">
      <style:text-properties style:font-name="Arial" fo:font-size="10pt" style:rfc-language-tag="es-ES-u-co-trad" fo:language="es" fo:country="ES" fo:font-weight="bold" style:font-size-asian="10pt" style:font-weight-asian="bold" style:font-size-complex="10pt" style:font-weight-complex="bold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fo:font-style="italic" fo:font-weight="normal" officeooo:rsid="00069f41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Arial" fo:font-size="10pt" fo:font-style="normal" fo:font-weight="normal" officeooo:rsid="00069f41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weight="normal" officeooo:rsid="00069f41" style:font-size-asian="10pt" style:font-weight-asian="normal" style:font-size-complex="10pt" style:font-weight-complex="normal"/>
    </style:style>
    <style:style style:name="T13" style:family="text">
      <style:text-properties style:font-name="Arial" fo:font-size="9.5pt" fo:font-weight="bold" style:font-size-asian="9.5pt" style:font-weight-asian="bold" style:font-size-complex="9.5pt" style:font-weight-complex="bold"/>
    </style:style>
    <style:style style:name="T14" style:family="text">
      <style:text-properties style:font-name="Arial" fo:font-size="9.5pt" style:rfc-language-tag="es-ES-u-co-trad" fo:language="es" fo:country="ES" fo:font-weight="bold" style:font-size-asian="9.5pt" style:font-weight-asian="bold" style:font-size-complex="9.5pt" style:font-weight-complex="bold"/>
    </style:style>
    <style:style style:name="T15" style:family="text">
      <style:text-properties style:font-name="Arial" fo:font-size="9.5pt" style:font-size-asian="9.5pt" style:font-size-complex="9.5pt"/>
    </style:style>
    <style:style style:name="T16" style:family="text">
      <style:text-properties style:font-name="Arial" fo:font-size="9.5pt" fo:font-style="italic" style:font-size-asian="9.5pt" style:font-style-asian="italic" style:font-size-complex="9.5pt" style:font-style-complex="italic"/>
    </style:style>
    <style:style style:name="T17" style:family="text">
      <style:text-properties style:font-name="Arial" fo:font-size="9.5pt" fo:font-style="italic" fo:font-weight="normal" officeooo:rsid="0006fa4e" style:font-size-asian="9.5pt" style:font-style-asian="italic" style:font-weight-asian="normal" style:font-size-complex="9.5pt" style:font-style-complex="italic" style:font-weight-complex="normal"/>
    </style:style>
    <style:style style:name="T18" style:family="text">
      <style:text-properties style:font-name="Arial" fo:font-size="9.5pt" fo:font-style="normal" style:font-size-asian="9.5pt" style:font-style-asian="normal" style:font-size-complex="9.5pt" style:font-style-complex="normal"/>
    </style:style>
    <style:style style:name="T19" style:family="text">
      <style:text-properties style:font-name="Arial" fo:font-size="9.5pt" fo:font-style="normal" fo:font-weight="normal" officeooo:rsid="0006fa4e" style:font-size-asian="9.5pt" style:font-style-asian="normal" style:font-weight-asian="normal" style:font-size-complex="9.5pt" style:font-style-complex="normal" style:font-weight-complex="normal"/>
    </style:style>
    <style:style style:name="T20" style:family="text">
      <style:text-properties style:font-name="Arial" fo:font-size="9.5pt" fo:font-weight="normal" officeooo:rsid="0006fa4e" style:font-size-asian="9.5pt" style:font-weight-asian="normal" style:font-size-complex="9.5pt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073ced" style:font-size-asian="10pt" style:font-size-complex="10pt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size="10pt" fo:font-style="italic" officeooo:rsid="0008643e" style:font-size-asian="10pt" style:font-style-asian="italic" style:font-size-complex="10pt" style:font-style-complex="italic"/>
    </style:style>
    <style:style style:name="T25" style:family="text">
      <style:text-properties fo:font-size="10pt" fo:font-style="normal" style:font-size-asian="10pt" style:font-style-asian="normal" style:font-size-complex="10pt" style:font-style-complex="normal"/>
    </style:style>
    <style:style style:name="T26" style:family="text">
      <style:text-properties fo:font-size="10pt" fo:font-style="normal" officeooo:rsid="0008643e" style:font-size-asian="10pt" style:font-style-asian="normal" style:font-size-complex="10pt" style:font-style-complex="normal"/>
    </style:style>
    <style:style style:name="T27" style:family="text">
      <style:text-properties style:font-name-asian="Arial Unicode MS" style:font-name-complex="Arial Unicode MS"/>
    </style:style>
    <style:style style:name="T28" style:family="text">
      <style:text-properties style:rfc-language-tag="es-ES-u-co-trad" fo:language="es" fo:country="ES" style:font-name-asian="Arial Unicode MS" style:font-name-complex="Arial Unicode MS"/>
    </style:style>
    <style:style style:name="T29" style:family="text">
      <style:text-properties fo:color="#000000" loext:opacity="100%" style:text-underline-style="none" style:font-name-asian="Arial Unicode MS" style:font-name-complex="Arial Unicode MS"/>
    </style:style>
    <style:style style:name="T30" style:family="text">
      <style:text-properties fo:color="#000000" loext:opacity="100%" fo:font-size="10pt" style:text-underline-style="none" style:font-size-asian="10pt" style:font-size-complex="10pt"/>
    </style:style>
    <style:style style:name="T31" style:family="text">
      <style:text-properties fo:color="#000000" loext:opacity="100%" style:rfc-language-tag="es-ES-u-co-trad" fo:language="es" fo:country="ES" style:text-underline-style="none" style:font-name-asian="Arial Unicode MS" style:font-name-complex="Arial Unicode MS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073ce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bookmark text:name="page1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4" loext:marker-style-name="T1"/>
      <text:p text:style-name="P9" loext:marker-style-name="T21"><text:span text:style-name="T2">Specyfikacja wymagań</text:span><text:span text:style-name="T4"/></text:p>
      <text:p text:style-name="P5" loext:marker-style-name="T1"/>
      <text:p text:style-name="P33" loext:marker-style-name="T21"><text:span text:style-name="T2">cyfrowydochód.pl</text:span></text:p>
      <text:p text:style-name="P6" loext:marker-style-name="T1"/>
      <text:p text:style-name="P9" loext:marker-style-name="T21"><text:span text:style-name="T3">szablon, wersja 2024-07-03</text:span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7" loext:marker-style-name="T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Imię</text:p>
          </table:table-cell>
          <table:table-cell table:style-name="Table1.A1" office:value-type="string">
            <text:p text:style-name="P1">Nazwisko</text:p>
          </table:table-cell>
          <table:table-cell table:style-name="Table1.A1" office:value-type="string">
            <text:p text:style-name="P10">Data</text:p>
          </table:table-cell>
        </table:table-row>
        <table:table-row table:style-name="Table1.1">
          <table:table-cell table:style-name="Table1.A1" office:value-type="string">
            <text:p text:style-name="P1">Piotr</text:p>
          </table:table-cell>
          <table:table-cell table:style-name="Table1.A1" office:value-type="string">
            <text:p text:style-name="P1">Śliwa</text:p>
          </table:table-cell>
          <table:table-cell table:style-name="Table1.A1" office:value-type="string">
            <text:p text:style-name="P11">2024-07-03</text:p>
          </table:table-cell>
        </table:table-row>
      </table:table>
      <text:p text:style-name="P8" loext:marker-style-name="T1"/>
      <text:p text:style-name="P12" loext:marker-style-name="T21"><text:bookmark text:name="page2"/><text:span text:style-name="T4">Specyfikacja wymagań</text:span><text:span text:style-name="T6">: </text:span><text:span text:style-name="T7">cyfrowydochód.pl</text:span></text:p>
      <text:p text:style-name="P13" loext:marker-style-name="T21"/>
      <text:p text:style-name="P14" loext:marker-style-name="T21"/>
      <text:p text:style-name="Contents_20_Heading">Spis treści</text:p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Standard"/>
          <text:p text:style-name="P2">1. Wstęp<text:tab/>3</text:p>
          <text:p text:style-name="P2">2. Cele specyfikacji<text:tab/>3</text:p>
          <text:p text:style-name="P2">3. Zakres specyfikacji<text:tab/>3</text:p>
          <text:p text:style-name="P2">4. Wymagania funkcjonalne<text:tab/>3</text:p>
          <text:p text:style-name="P2">5. Wymagania niefunkcjonalne<text:tab/>3</text:p>
          <text:p text:style-name="P2">5.1 Interfejsy<text:tab/>3</text:p>
          <text:p text:style-name="P2">5.1.1 Interfejsy użytkownika<text:tab/>3</text:p>
          <text:p text:style-name="P2">5.1.2 Interfejsy sprzętowe<text:tab/>3</text:p>
          <text:p text:style-name="P2">5.1.3 Interfejsy komunikacyjne<text:tab/>3</text:p>
          <text:p text:style-name="P2">5.1.4 Interfejsy programowe<text:tab/>4</text:p>
          <text:p text:style-name="P2">5.3 Warunki serwisowania (support)<text:tab/>4</text:p>
          <text:p text:style-name="P2">5.4 Ograniczenia architektury systemu<text:tab/>4</text:p>
          <text:p text:style-name="P2">5.4 Dokumentacja użytkownika<text:tab/>5</text:p>
          <text:p text:style-name="P2">5.7 Prawa autorskie i inne zagadnienia prawne<text:tab/>5</text:p>
          <text:p text:style-name="P2">6. Wymagania dotyczące jakości modelowanego systemu<text:tab/>5</text:p>
          <text:p text:style-name="P2">7. Bazy danych<text:tab/>5</text:p>
          <text:p text:style-name="P2">8. Stosowane standardy<text:tab/>5</text:p>
          <text:p text:style-name="Contents_20_1"><text:span text:style-name="T28">9. Opis więzów<text:tab/></text:span><text:span text:style-name="T27">5</text:span></text:p>
        </text:index-body>
      </text:table-of-content>
      <text:p text:style-name="Standard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13" loext:marker-style-name="T21"/>
      <text:p text:style-name="P28" loext:marker-style-name="T21"><text:span text:style-name="T3"/></text:p>
      <text:p text:style-name="P29" loext:marker-style-name="T21"><text:bookmark text:name="page3"/><text:span text:style-name="T4">Specyfikacja wymagań: </text:span><text:span text:style-name="T5">cyfrowydochód.pl</text:span></text:p>
      <text:p text:style-name="P13" loext:marker-style-name="T21"/>
      <text:p text:style-name="P15" loext:marker-style-name="T21"/>
      <text:h text:style-name="Heading_20_1" text:outline-level="1" loext:marker-style-name="T30"><text:bookmark-start text:name="_Toc"/><text:span text:style-name="T29">1. Wstęp</text:span><text:bookmark-end text:name="_Toc"/></text:h>
      <text:p text:style-name="P22" loext:marker-style-name="T21"/>
      <text:p text:style-name="P23" loext:marker-style-name="T21">Specyfikacja wymagań do aplikacji internetowej <text:span text:style-name="T32">cyfrowydochód.pl</text:span> obejmuje złożony proces planowania projektu i analizy wymagań klientów.</text:p>
      <text:h text:style-name="Heading_20_1" text:outline-level="1" loext:marker-style-name="T30"><text:bookmark-start text:name="_Toc1"/><text:span text:style-name="T29">2. Cele specyfikacji</text:span><text:bookmark-end text:name="_Toc1"/></text:h>
      <text:p text:style-name="P16" loext:marker-style-name="T21"/>
      <text:p text:style-name="P32"><text:span text:style-name="T12">Cele specyfikacji – czysta i czytelna specyfikacja wymagań co do aplikacji internetowej </text:span><text:span text:style-name="T10">cyfrowydochód.pl </text:span><text:span text:style-name="T11">obejmującej stronę serwerową (WebAPI) napisane w Javie oraz stronę kliencką napisaną w Typescript, React i wystylowaną przy pomocy TailwindCSS na bazie biblioteki interfejsu użytkownika – shadcn/ui.</text:span></text:p>
      <text:h text:style-name="Heading_20_1" text:outline-level="1" loext:marker-style-name="T30"><text:bookmark-start text:name="_Toc2"/><text:span text:style-name="T29">3. Zakres specyfikacji</text:span><text:bookmark-end text:name="_Toc2"/></text:h>
      <text:p text:style-name="P16" loext:marker-style-name="T21"/>
      <text:p text:style-name="P30"><text:span text:style-name="T20"><text:tab/>Aplikacja serwerowa została napisana w taki sposób, aby rozważała 3 przypadki: Użytkownik jest </text:span><text:span text:style-name="T17">commonUser, </text:span><text:span text:style-name="T19">użytkownik jest </text:span><text:span text:style-name="T17">adminem, </text:span><text:span text:style-name="T19">bądź użytkownik nie jest zarejestrowany</text:span><text:span text:style-name="T17">. </text:span><text:span text:style-name="T19">Niezależnie od tego, czy użytkownik jest zarejestrowany na stronie czy nie – ma dostęp do niektórych endpointów aplikacji takich jak między innymi /api/auth/login, czy api/books/all, które umożliwiają użytkownikowi zalogowanie się, zarejestrowanie się, bądź wyświetlenie wszystkich książęk. </text:span></text:p>
      <text:p text:style-name="P35"><text:span text:style-name="T18"/></text:p>
      <text:p text:style-name="P35"><text:span text:style-name="T18"><text:tab/>Po rejestracji użytkownik otrzymuje dodatkowe możliwości takie jak: zmiana emaila, zmiana swojego </text:span><text:span text:style-name="T16">username</text:span><text:span text:style-name="T18">, zmiana awatara na stronie, zaaktualizowanie (bądź dodanie) adresu billingowego i dodanie karty kredytowej.</text:span></text:p>
      <text:p text:style-name="P35"><text:span text:style-name="T18"/></text:p>
      <text:p text:style-name="P37"><text:span text:style-name="T15"><text:tab/>Admin </text:span><text:span text:style-name="T18">jest specjalną funkcją, która umożliwia użytkownikowi:</text:span></text:p>
      <text:p text:style-name="P38"><text:span text:style-name="T18"><text:tab/>- Dodawanie nowych książek do oferty, gdzie można dostosować następujące elementy:</text:span></text:p>
      <text:p text:style-name="P31"><text:span text:style-name="T19"><text:tab/><text:tab/>- Tytuł książki<text:line-break/><text:tab/><text:tab/>- Autora książki<text:line-break/><text:tab/><text:tab/>- Cenę książki<text:line-break/><text:tab/><text:tab/>- Zdjęcie okładkowe książki<text:line-break/><text:tab/><text:tab/>- Gradient książki (główny kolor używany na stronach z tą książką)<text:line-break/><text:tab/><text:tab/>- Wszystkie teksty zachęcające i opisujące książkę razem z ikonkami.<text:line-break/><text:tab/>- Przeglądanie wyników strony, czyli:<text:line-break/><text:tab/><text:tab/>- Wyniki sprzedaży z ostatniego dnia/tygodnia/miesiąca/kwartału/ od rozpoczęcia <text:tab/><text:tab/><text:tab/> <text:s text:c="2"/>działalności<text:line-break/><text:tab/><text:tab/>- Ilość zarejestrowanych użytkowników dziś<text:line-break/><text:tab/><text:tab/>- Kwoty sprzedaży/szczegóły zamówień/ informacje nt. Jaki ebook sprzedaje się <text:tab/><text:tab/><text:tab/> <text:s text:c="2"/>najlepiej<text:line-break/><text:tab/>- Odpisywanie na </text:span><text:span text:style-name="T17">tickety </text:span><text:span text:style-name="T19">zostawione przez </text:span><text:span text:style-name="T17">commonUserów<text:line-break/><text:tab/>-</text:span><text:span text:style-name="T19"> Edytowanie/usuwanie istniejących ebooków.</text:span></text:p>
      <text:h text:style-name="Heading_20_1" text:outline-level="1" loext:marker-style-name="T30"><text:bookmark-start text:name="_Toc3"/><text:span text:style-name="T29">4. Wymagania funkcjonalne</text:span><text:bookmark-end text:name="_Toc3"/></text:h>
      <text:p text:style-name="P42" loext:marker-style-name="T21"><text:span text:style-name="T4"/></text:p>
      <text:p text:style-name="P24" loext:marker-style-name="T21">Wymagania co do strony serwerowej:<text:line-break/>- Bezbłędna autoryzacja i autentykacja wszystkich użytkowników.<text:line-break/>- Sprawna obsługa requestów wysyłanych przez stronę kliencką.</text:p>
      <text:p text:style-name="P24" loext:marker-style-name="T21">- Dostępność 24/7<text:line-break/>Wymagania co do strony klienckiej:<text:line-break/>- Intuicyjny interfejs użytkownika,<text:line-break/>- Dostarczenie prostego i przejrzystego doświadczenia dla użytkowników</text:p>
      <text:p text:style-name="P24" loext:marker-style-name="T21">- Sprostanie oczekiwaniom estetycznym użytkowników.<text:line-break/>- <text:span text:style-name="T33">Szybki i reaktywny interfejs zarówno do przeglądarek jak i urzadzenia mobilne.</text:span></text:p>
      <text:p text:style-name="P17" loext:marker-style-name="T21"/>
      <text:h text:style-name="Heading_20_1" text:outline-level="1" loext:marker-style-name="T30"><text:bookmark-start text:name="_Toc4"/><text:span text:style-name="T29">5. Wymagania niefunkcjonalne</text:span><text:bookmark-end text:name="_Toc4"/></text:h>
      <text:p text:style-name="P42" loext:marker-style-name="T21"><text:span text:style-name="T13"/></text:p>
      <text:p text:style-name="P25" loext:marker-style-name="T21">Wymagania co do strony serwerowej:<text:line-break/>- System nie popełnia błędów przy autoryzacji i autentykacji użytkowników</text:p>
      <text:p text:style-name="P25" loext:marker-style-name="T21"><text:soft-page-break/>- System nie wykonuje zadań dłużej niż 500 milisekund / request</text:p>
      <text:p text:style-name="P39" loext:marker-style-name="T21"><text:span text:style-name="T22">- System nie ma przerw w działaniu (chyba, że użytkownicy zostali poinformowani o przerwie co najmniej 3 dni przed)</text:span></text:p>
      <text:p text:style-name="P40" loext:marker-style-name="T21"><text:span text:style-name="T21">Wymagania co do strony klienckiej:</text:span></text:p>
      <text:p text:style-name="P40" loext:marker-style-name="T21"><text:span text:style-name="T21">- Użytkownik nie musi zastanawiać się co do czego służy, tj. użytkownik nie zadaje sobie pytań takich jak: </text:span><text:span text:style-name="T23">Do czego służy ten przycisk?</text:span></text:p>
      <text:p text:style-name="P40" loext:marker-style-name="T21"><text:span text:style-name="T23">-</text:span><text:span text:style-name="T25"> Użytkownik nie odczuwa frustracji związanej z korzystaniem z aplikacji</text:span></text:p>
      <text:p text:style-name="P40" loext:marker-style-name="T21"><text:span text:style-name="T25">- Użytkownik nie odczuwa negatywnych uczuć przebywając na stronie internetowej</text:span></text:p>
      <text:p text:style-name="P40" loext:marker-style-name="T21"><text:span text:style-name="T25">- Użytkownik nie czeka na reakcję aplikacji dłużej niż 300 milisekund (w przeciwnym wypadku jest informowany za pomocą loadera bądź toasta)</text:span></text:p>
      <text:h text:style-name="Heading_20_1" text:outline-level="1" loext:marker-style-name="T30"><text:bookmark-start text:name="_Toc5"/><text:span text:style-name="T29">5. Interfejsy</text:span><text:bookmark-end text:name="_Toc5"/></text:h>
      <text:p text:style-name="P27">W aplikacji rozważamy jedynie interfejsy użytkowników – użytkownika niezarejestrowanego, <text:span text:style-name="T32">commonUsera</text:span> i <text:span text:style-name="T32">admina.</text:span></text:p>
      <text:p text:style-name="P34"><text:span text:style-name="T26">Wszystkie te interfejsy są przedstawione w pliku Figma – </text:span><text:span text:style-name="T24">Design.</text:span></text:p>
      <text:h text:style-name="Heading_20_1" text:outline-level="1" loext:marker-style-name="T30"><text:bookmark-start text:name="_Toc14"/><text:span text:style-name="T29">6. Wymagania dotyczące jakości modelowanego systemu</text:span><text:bookmark-end text:name="_Toc14"/></text:h>
      <text:p text:style-name="P42" loext:marker-style-name="T21"><text:span text:style-name="T4"/></text:p>
      <text:p text:style-name="P26" loext:marker-style-name="T21">System powinien być niezawodny. Dostępny 24/7 <text:span text:style-name="T33">(chyba, że użytkownicy zostali poinformowani o przerwie co najmniej 3 dni przed). </text:span>Użyteczny przede wszystkim dla potencjalnych kupców produktu – klientów, wydajny w 100%, łatwo obsługiwalny, przenośny na każde urządzenie z dostępem do przeglądarki i internetu.<text:line-break/>Bezpieczeństwem danych zajmuje się strona serwerowa. Autoryzacja i autentykacja są obsługiwane za pomocą tokenów JWT. Brak wskazań co do bezpieczenego użycia.</text:p>
      <text:p text:style-name="P19" loext:marker-style-name="T21"/>
      <text:h text:style-name="Heading_20_1" text:outline-level="1" loext:marker-style-name="T30"><text:bookmark-start text:name="_Toc15"/><text:span text:style-name="T29">7. Bazy danych</text:span><text:bookmark-end text:name="_Toc15"/></text:h>
      <text:p text:style-name="P42" loext:marker-style-name="T21"><text:span text:style-name="T4"/></text:p>
      <text:p text:style-name="P26" loext:marker-style-name="T21">System opiera się na relacyjnej bazie danych – MySQL.</text:p>
      <text:p text:style-name="P20" loext:marker-style-name="T21"/>
      <text:h text:style-name="Heading_20_1" text:outline-level="1" loext:marker-style-name="T30"><text:bookmark-start text:name="_Toc16"/><text:span text:style-name="T29">8. Stosowane standardy</text:span><text:bookmark-end text:name="_Toc16"/></text:h>
      <text:p text:style-name="P41" loext:marker-style-name="T21"><text:span text:style-name="T4"/></text:p>
      <text:p text:style-name="P26" loext:marker-style-name="T21">Java – 22, React 18, TailwindCSS, Typescript 5.5.4.</text:p>
      <text:p text:style-name="P18" loext:marker-style-name="T21"/>
      <text:h text:style-name="Heading_20_1" text:outline-level="1" loext:marker-style-name="T30"><text:bookmark-start text:name="_Toc17"/><text:span text:style-name="T29">9. Opis więz</text:span><text:span text:style-name="T31">ó</text:span><text:span text:style-name="T29">w</text:span><text:bookmark-end text:name="_Toc17"/></text:h>
      <text:p text:style-name="P21" loext:marker-style-name="T21"/>
      <text:p text:style-name="P36"><text:span text:style-name="T9">więz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Helvetica Neue" svg:font-family="'Helvetica Neue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Arial Unicode MS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pl" fo:country="PL" style:letter-kerning="false" style:font-name-asian="Arial Unicode MS" style:font-size-asian="10pt" style:language-asian="pl" style:country-asian="PL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color="#000000" loext:opacity="100%" fo:font-size="11pt" style:text-underline-style="non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next-style-name="Standard" style:default-outline-level="1" style:list-style-name="" style:class="text">
      <style:paragraph-properties fo:margin-top="0.3335in" fo:margin-bottom="0in" style:contextual-spacing="false" fo:text-align="start" style:justify-single-word="false" fo:keep-together="always" fo:orphans="2" fo:widows="2" fo:padding="0in" fo:border="none" style:shadow="none" fo:keep-with-next="always" style:writing-mode="lr-tb" style:join-border="false"/>
      <style:text-properties fo:color="#365f91" loext:opacity="100%" style:font-name="Cambria" fo:font-family="Cambria" style:font-family-generic="roman" style:font-pitch="variable" fo:font-size="14pt" style:text-underline-style="none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Header_20__26__20_Footer" style:display-name="Header &amp; Footer" style:family="paragraph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>
        <style:tab-stops>
          <style:tab-stop style:position="6.2638in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next-style-name="Standard" style:class="index">
      <style:paragraph-properties fo:margin-top="0.3335in" fo:margin-bottom="0in" style:contextual-spacing="false" fo:line-height="115%" fo:text-align="start" style:justify-single-word="false" fo:keep-together="always" fo:orphans="2" fo:widows="2" fo:padding="0in" fo:border="none" style:shadow="none" fo:keep-with-next="always" style:writing-mode="lr-tb" style:join-border="false"/>
      <style:text-properties fo:color="#365f91" loext:opacity="100%" style:font-name="Cambria" fo:font-family="Cambria" style:font-family-generic="roman" style:font-pitch="variable" fo:font-size="14pt" fo:language="fr" fo:country="FR" style:text-underline-style="none" fo:font-weight="bold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Contents_20_1" style:display-name="Contents 1" style:family="paragraph" style:class="index">
      <style:paragraph-properties fo:margin-top="0in" fo:margin-bottom="0.0693in" style:contextual-spacing="false" fo:text-align="start" style:justify-single-word="false" fo:orphans="2" fo:widows="2" fo:padding="0in" fo:border="none" style:shadow="none" style:writing-mode="lr-tb" style:join-border="false">
        <style:tab-stops>
          <style:tab-stop style:position="6.2736in" style:type="right" style:leader-style="dotted" style:leader-text="."/>
        </style:tab-stops>
      </style:paragraph-properties>
      <style:text-properties fo:color="#000000" loext:opacity="100%" fo:font-size="11pt" style:text-underline-style="none" style:font-name-asian="Times New Roman1" style:font-family-asian="'Times New Roman'" style:font-family-generic-asian="system" style:font-pitch-asian="variable" style:font-size-asian="11pt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yw pakietu Office">
      <loext:theme-colors loext:name="Motyw pakietu Office">
        <loext:color loext:name="dark1" loext:color="#000000"/>
        <loext:color loext:name="light1" loext:color="#ffffff"/>
        <loext:color loext:name="dark2" loext:color="#a7a7a7"/>
        <loext:color loext:name="light2" loext:color="#535353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.9862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in" fo:margin-bottom="0in" fo:margin-left="0.9862in" fo:margin-right="0.9902in" style:writing-mode="lr-tb" style:layout-grid-color="#c0c0c0" style:layout-grid-lines="27751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62in" fo:margin-left="0in" fo:margin-right="0in" fo:margin-bottom="0.4465in" style:dynamic-spacing="true"/>
      </style:header-style>
      <style:footer-style>
        <style:header-footer-properties fo:min-height="0.2811in" fo:margin-left="0in" fo:margin-right="0in" fo:margin-top="0.241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Converted1" style:page-layout-name="Mpm2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Converted2" style:page-layout-name="Mpm2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Converted3" style:page-layout-name="Mpm2" draw:style-name="Mdp1">
      <style:header>
        <text:p text:style-name="Header_20__26__20_Footer"/>
      </style:header>
      <style:footer>
        <text:p text:style-name="Header_20__26__20_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</meta:editing-cycles>
    <meta:creation-date>2024-07-03T19:12:00</meta:creation-date>
    <dc:date>2024-07-24T17:44:05.462957459</dc:date>
    <meta:editing-duration>PT27M17S</meta:editing-duration>
    <meta:generator>LibreOffice/24.2.5.2$Linux_X86_64 LibreOffice_project/420$Build-2</meta:generator>
    <meta:document-statistic meta:table-count="1" meta:image-count="0" meta:object-count="0" meta:page-count="4" meta:paragraph-count="64" meta:word-count="627" meta:character-count="4721" meta:non-whitespace-character-count="4112"/>
    <meta:user-defined meta:name="AppVersion">16.0000</meta:user-defined>
    <meta:template xlink:type="simple" xlink:actuate="onRequest" xlink:title="Normal" xlink:href=""/>
  </office:meta>
</office:document-meta>
</file>